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erif" svg:font-family="'Droid Serif', Verdana, Helvetica, Arial, serif"/>
    <style:font-face style:name="Mangal1" svg:font-family="Mangal"/>
    <style:font-face style:name="Meiryo" svg:font-family="Meiryo, 'Helvetica Neue', Helvetica, Arial, 'Noto Sans Japanese', sans-serif"/>
    <style:font-face style:name="Liberation Mono" svg:font-family="'Liberation Mono'" style:font-family-generic="modern" style:font-pitch="fixed"/>
    <style:font-face style:name="Linux Libertine G" svg:font-family="'Linux Libertine G'" style:font-pitch="variable"/>
    <style:font-face style:name="Adobe Caslon Pro" svg:font-family="'Adobe Caslon Pro'" style:font-family-generic="roman" style:font-pitch="variable"/>
    <style:font-face style:name="Adobe Caslon Pro Bold" svg:font-family="'Adobe Caslon Pro Bol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style:font-name="Adobe Caslon Pro Bold" fo:font-size="24pt" style:font-size-asian="24pt" style:font-size-complex="24pt"/>
    </style:style>
    <style:style style:name="P2" style:family="paragraph" style:parent-style-name="Standard">
      <loext:graphic-properties draw:fill="none"/>
      <style:paragraph-properties fo:margin-left="-0.7cm" fo:margin-right="0cm" fo:text-align="start" style:justify-single-word="false" fo:text-indent="0cm" style:auto-text-indent="false" fo:background-color="transparent">
        <style:tab-stops>
          <style:tab-stop style:position="0.079cm"/>
        </style:tab-stops>
      </style:paragraph-properties>
      <style:text-properties fo:color="#000000" fo:font-size="14pt" fo:language="en" fo:country="US" officeooo:rsid="001fed04" officeooo:paragraph-rsid="001fed04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-0.7cm" fo:margin-right="0cm" fo:text-align="start" style:justify-single-word="false" fo:text-indent="0cm" style:auto-text-indent="false" fo:background-color="transparent">
        <style:tab-stops>
          <style:tab-stop style:position="0.079cm"/>
        </style:tab-stops>
      </style:paragraph-properties>
      <style:text-properties fo:color="#000000" fo:font-size="14pt" fo:language="en" fo:country="US" officeooo:rsid="001f07b3" officeooo:paragraph-rsid="001f07b3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-0.7cm" fo:margin-right="0cm" fo:text-align="start" style:justify-single-word="false" fo:text-indent="0cm" style:auto-text-indent="false" fo:background-color="transparent">
        <style:tab-stops>
          <style:tab-stop style:position="0.079cm"/>
        </style:tab-stops>
      </style:paragraph-properties>
      <style:text-properties fo:color="#000000" fo:font-size="14pt" fo:language="en" fo:country="US" officeooo:rsid="001f7ae7" officeooo:paragraph-rsid="001f7ae7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-0.7cm" fo:margin-right="0cm" fo:text-align="start" style:justify-single-word="false" fo:text-indent="0cm" style:auto-text-indent="false" fo:background-color="transparent">
        <style:tab-stops>
          <style:tab-stop style:position="0.079cm"/>
        </style:tab-stops>
      </style:paragraph-properties>
      <style:text-properties fo:color="#000000" fo:font-size="14pt" fo:language="en" fo:country="US" officeooo:rsid="001f7ae7" officeooo:paragraph-rsid="00230dc5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-0.7cm" fo:margin-right="0cm" fo:text-align="start" style:justify-single-word="false" fo:text-indent="0cm" style:auto-text-indent="false" fo:background-color="transparent">
        <style:tab-stops>
          <style:tab-stop style:position="0.079cm"/>
        </style:tab-stops>
      </style:paragraph-properties>
      <style:text-properties fo:font-size="14pt" officeooo:paragraph-rsid="0021c8be"/>
    </style:style>
    <style:style style:name="P7" style:family="paragraph" style:parent-style-name="Standard">
      <loext:graphic-properties draw:fill="none"/>
      <style:paragraph-properties fo:margin-left="-0.7cm" fo:margin-right="0cm" fo:text-align="start" style:justify-single-word="false" fo:text-indent="0cm" style:auto-text-indent="false" fo:background-color="transparent">
        <style:tab-stops>
          <style:tab-stop style:position="0.079cm"/>
        </style:tab-stops>
      </style:paragraph-properties>
      <style:text-properties officeooo:paragraph-rsid="001f07b3"/>
    </style:style>
    <style:style style:name="P8" style:family="paragraph" style:parent-style-name="Standard" style:master-page-name="">
      <loext:graphic-properties draw:fill="none"/>
      <style:paragraph-properties fo:margin-left="-0.7cm" fo:margin-right="0cm" fo:text-align="start" style:justify-single-word="false" fo:text-indent="0cm" style:auto-text-indent="false" style:page-number="auto" fo:background-color="transparent">
        <style:tab-stops>
          <style:tab-stop style:position="0.079cm"/>
        </style:tab-stops>
      </style:paragraph-properties>
      <style:text-properties officeooo:rsid="001f07b3" officeooo:paragraph-rsid="001f07b3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079cm"/>
        </style:tab-stops>
      </style:paragraph-properties>
      <style:text-properties fo:color="#008000" fo:font-size="14pt" fo:language="en" fo:country="US" officeooo:rsid="001f7ae7" officeooo:paragraph-rsid="001f07b3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-0.9cm" fo:margin-right="0cm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fo:font-size="14pt" fo:language="en" fo:country="US" officeooo:rsid="0021c60b" officeooo:paragraph-rsid="0021c60b" style:font-size-asian="12.25pt" style:font-size-complex="14pt"/>
    </style:style>
    <style:style style:name="P11" style:family="paragraph" style:parent-style-name="Standard" style:master-page-name="">
      <loext:graphic-properties draw:fill="none"/>
      <style:paragraph-properties fo:margin-left="-0.6cm" fo:margin-right="0cm" fo:text-align="start" style:justify-single-word="false" fo:text-indent="0cm" style:auto-text-indent="false" style:page-number="auto" fo:background-color="transparent">
        <style:tab-stops>
          <style:tab-stop style:position="0.291cm"/>
        </style:tab-stops>
      </style:paragraph-properties>
      <style:text-properties fo:color="#008000" fo:font-size="14pt" officeooo:paragraph-rsid="0021c8be"/>
    </style:style>
    <style:style style:name="P12" style:family="paragraph" style:parent-style-name="Standard" style:master-page-name="">
      <loext:graphic-properties draw:fill="none"/>
      <style:paragraph-properties fo:margin-left="-0.6cm" fo:margin-right="0cm" fo:text-align="start" style:justify-single-word="false" fo:text-indent="-0.101cm" style:auto-text-indent="false" style:page-number="auto" fo:background-color="transparent">
        <style:tab-stops>
          <style:tab-stop style:position="0.291cm"/>
        </style:tab-stops>
      </style:paragraph-properties>
      <style:text-properties fo:color="#000000" fo:font-size="14pt" officeooo:rsid="0021c8be" officeooo:paragraph-rsid="0021c8be"/>
    </style:style>
    <style:style style:name="P13" style:family="paragraph" style:parent-style-name="Standard">
      <loext:graphic-properties draw:fill="none"/>
      <style:paragraph-properties fo:margin-left="-0.6cm" fo:margin-right="0cm" fo:text-align="start" style:justify-single-word="false" fo:text-indent="-0.101cm" style:auto-text-indent="false" fo:background-color="transparent">
        <style:tab-stops>
          <style:tab-stop style:position="0.291cm"/>
        </style:tab-stops>
      </style:paragraph-properties>
      <style:text-properties fo:color="#000000" fo:font-size="14pt" officeooo:rsid="0021c8be" officeooo:paragraph-rsid="0021c8be"/>
    </style:style>
    <style:style style:name="P14" style:family="paragraph" style:parent-style-name="Standard">
      <loext:graphic-properties draw:fill="none"/>
      <style:paragraph-properties fo:margin-left="-0.6cm" fo:margin-right="0cm" fo:text-align="start" style:justify-single-word="false" fo:text-indent="-0.101cm" style:auto-text-indent="false" fo:background-color="transparent">
        <style:tab-stops>
          <style:tab-stop style:position="0.291cm"/>
        </style:tab-stops>
      </style:paragraph-properties>
      <style:text-properties fo:color="#000000" fo:font-size="14pt" officeooo:rsid="00230dc5" officeooo:paragraph-rsid="00230dc5"/>
    </style:style>
    <style:style style:name="P15" style:family="paragraph" style:parent-style-name="Standard">
      <loext:graphic-properties draw:fill="none"/>
      <style:paragraph-properties fo:margin-left="-0.6cm" fo:margin-right="0cm" fo:text-align="start" style:justify-single-word="false" fo:text-indent="-0.101cm" style:auto-text-indent="false" fo:background-color="transparent">
        <style:tab-stops>
          <style:tab-stop style:position="0.291cm"/>
        </style:tab-stops>
      </style:paragraph-properties>
      <style:text-properties fo:color="#000000" fo:font-size="14pt" officeooo:rsid="00240422" officeooo:paragraph-rsid="00240422"/>
    </style:style>
    <style:style style:name="P16" style:family="paragraph" style:parent-style-name="Standard">
      <loext:graphic-properties draw:fill="none"/>
      <style:paragraph-properties fo:margin-left="-0.6cm" fo:margin-right="0cm" fo:text-align="start" style:justify-single-word="false" fo:text-indent="-0.101cm" style:auto-text-indent="false" fo:background-color="transparent">
        <style:tab-stops>
          <style:tab-stop style:position="0.291cm"/>
        </style:tab-stops>
      </style:paragraph-properties>
      <style:text-properties fo:color="#000000" fo:font-size="14pt" officeooo:rsid="0024bbba" officeooo:paragraph-rsid="0024bbba"/>
    </style:style>
    <style:style style:name="P17" style:family="paragraph" style:parent-style-name="Standard" style:master-page-name="">
      <loext:graphic-properties draw:fill="none"/>
      <style:paragraph-properties fo:margin-left="-0.6cm" fo:margin-right="0cm" fo:text-align="start" style:justify-single-word="false" fo:text-indent="-0.199cm" style:auto-text-indent="false" style:page-number="auto" fo:background-color="transparent">
        <style:tab-stops>
          <style:tab-stop style:position="0.291cm"/>
        </style:tab-stops>
      </style:paragraph-properties>
      <style:text-properties fo:font-size="14pt" officeooo:paragraph-rsid="0021c8be"/>
    </style:style>
    <style:style style:name="P18" style:family="paragraph" style:parent-style-name="Standard">
      <loext:graphic-properties draw:fill="none"/>
      <style:paragraph-properties fo:margin-left="-0.6cm" fo:margin-right="0cm" fo:text-align="start" style:justify-single-word="false" fo:text-indent="-0.199cm" style:auto-text-indent="false" fo:background-color="transparent">
        <style:tab-stops>
          <style:tab-stop style:position="0.291cm"/>
        </style:tab-stops>
      </style:paragraph-properties>
      <style:text-properties fo:font-size="14pt" officeooo:paragraph-rsid="0021c8be"/>
    </style:style>
    <style:style style:name="P19" style:family="paragraph" style:parent-style-name="Text_20_body">
      <style:paragraph-properties fo:margin-left="0.529cm" fo:margin-right="0cm" fo:margin-top="0cm" fo:margin-bottom="0cm" loext:contextual-spacing="false" fo:text-align="start" style:justify-single-word="false" fo:text-indent="0cm" style:auto-text-indent="false"/>
      <style:text-properties fo:color="#008000" style:font-name="Adobe Caslon Pro" fo:font-size="16pt" style:font-size-asian="16pt" style:font-size-complex="16pt" loext:padding="0cm" loext:border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size-asian="12.25pt" style:font-size-complex="14pt"/>
    </style:style>
    <style:style style:name="T3" style:family="text">
      <style:text-properties fo:language="en" fo:country="US" officeooo:rsid="0021c60b" style:font-size-asian="12.25pt" style:font-size-complex="14pt"/>
    </style:style>
    <style:style style:name="T4" style:family="text">
      <style:text-properties fo:color="#008000"/>
    </style:style>
    <style:style style:name="T5" style:family="text">
      <style:text-properties fo:color="#008000" officeooo:rsid="001f7ae7"/>
    </style:style>
    <style:style style:name="T6" style:family="text">
      <style:text-properties fo:color="#008000" officeooo:rsid="001fed04"/>
    </style:style>
    <style:style style:name="T7" style:family="text">
      <style:text-properties fo:color="#008000" officeooo:rsid="0021c60b"/>
    </style:style>
    <style:style style:name="T8" style:family="text">
      <style:text-properties fo:color="#008000" fo:language="en" fo:country="US" style:font-size-asian="12.25pt" style:font-size-complex="14pt"/>
    </style:style>
    <style:style style:name="T9" style:family="text">
      <style:text-properties fo:color="#008000" fo:language="en" fo:country="US" officeooo:rsid="0021c60b" style:font-size-asian="12.25pt" style:font-size-complex="14pt"/>
    </style:style>
    <style:style style:name="T10" style:family="text">
      <style:text-properties fo:color="#008000" fo:language="en" fo:country="US" officeooo:rsid="0021c8be" style:font-size-asian="12.25pt" style:font-size-complex="14pt"/>
    </style:style>
    <style:style style:name="T11" style:family="text">
      <style:text-properties fo:color="#008000" fo:language="en" fo:country="US" officeooo:rsid="00230dc5" style:font-size-asian="12.25pt" style:font-size-complex="14pt"/>
    </style:style>
    <style:style style:name="T12" style:family="text">
      <style:text-properties fo:color="#008000" fo:language="en" fo:country="US" officeooo:rsid="00240422" style:font-size-asian="12.25pt" style:font-size-complex="14pt"/>
    </style:style>
    <style:style style:name="T13" style:family="text">
      <style:text-properties fo:color="#008000" fo:language="en" fo:country="US" officeooo:rsid="0024bbba" style:font-size-asian="12.25pt" style:font-size-complex="14pt"/>
    </style:style>
    <style:style style:name="T14" style:family="text">
      <style:text-properties fo:color="#008000" fo:language="en" fo:country="US" officeooo:rsid="00250a1d" style:font-size-asian="12.25pt" style:font-size-complex="14pt"/>
    </style:style>
    <style:style style:name="T15" style:family="text">
      <style:text-properties fo:color="#008000" fo:font-size="14pt" fo:language="en" fo:country="US" officeooo:rsid="00230dc5" style:font-size-asian="12.25pt" style:font-size-complex="14pt"/>
    </style:style>
    <style:style style:name="T16" style:family="text">
      <style:text-properties fo:color="#008000" fo:font-size="14pt" fo:language="en" fo:country="US" officeooo:rsid="00240422" style:font-size-asian="12.25pt" style:font-size-complex="14pt"/>
    </style:style>
    <style:style style:name="T17" style:family="text">
      <style:text-properties fo:color="#7e2bd2"/>
    </style:style>
    <style:style style:name="T18" style:family="text">
      <style:text-properties fo:color="#7e2bd2" officeooo:rsid="001f7ae7"/>
    </style:style>
    <style:style style:name="T19" style:family="text">
      <style:text-properties fo:color="#7e2bd2" officeooo:rsid="001fed04"/>
    </style:style>
    <style:style style:name="T20" style:family="text">
      <style:text-properties fo:color="#7e2bd2" fo:language="en" fo:country="US" style:font-size-asian="12.25pt" style:font-size-complex="14pt"/>
    </style:style>
    <style:style style:name="T21" style:family="text">
      <style:text-properties fo:color="#7e2bd2" fo:language="en" fo:country="US" officeooo:rsid="0021c60b" style:font-size-asian="12.25pt" style:font-size-complex="14pt"/>
    </style:style>
    <style:style style:name="T22" style:family="text">
      <style:text-properties fo:color="#7e2bd2" fo:font-size="14pt" fo:language="en" fo:country="US" officeooo:rsid="001f07b3" style:font-size-asian="12.25pt" style:font-size-complex="14pt"/>
    </style:style>
    <style:style style:name="T23" style:family="text">
      <style:text-properties fo:color="#7e2bd2" fo:font-size="14pt" fo:language="en" fo:country="US" officeooo:rsid="00230dc5" style:font-size-asian="12.25pt" style:font-size-complex="14pt"/>
    </style:style>
    <style:style style:name="T24" style:family="text">
      <style:text-properties officeooo:rsid="001f7ae7"/>
    </style:style>
    <style:style style:name="T25" style:family="text">
      <style:text-properties fo:color="#7f00ff"/>
    </style:style>
    <style:style style:name="T26" style:family="text">
      <style:text-properties fo:color="#7f00ff" officeooo:rsid="0021c60b"/>
    </style:style>
    <style:style style:name="T27" style:family="text">
      <style:text-properties fo:color="#000000" fo:language="en" fo:country="US" officeooo:rsid="0021c60b" style:font-size-asian="12.25pt" style:font-size-complex="14pt"/>
    </style:style>
    <style:style style:name="T28" style:family="text">
      <style:text-properties fo:font-size="14pt" fo:language="en" fo:country="US" officeooo:rsid="001f07b3" style:font-size-asian="12.25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cm" fo:text-indent="-0.635cm" fo:margin-left="0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5cm" fo:text-indent="-0.635cm" fo:margin-left="1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4cm" fo:text-indent="-0.635cm" fo:margin-left="1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75cm" fo:text-indent="-0.635cm" fo:margin-left="2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1cm" fo:text-indent="-0.635cm" fo:margin-left="3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45cm" fo:text-indent="-0.635cm" fo:margin-left="3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38cm" fo:text-indent="-0.635cm" fo:margin-left="4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15cm" fo:text-indent="-0.635cm" fo:margin-left="5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5cm" fo:text-indent="-0.635cm" fo:margin-left="5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285cm" fo:text-indent="-0.635cm" fo:margin-left="6.2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T28">1. Claudia- </text:span><text:span text:style-name="T22">Chidori </text:span><text:span text:style-name="T23">Light Sword</text:span><text:span text:style-name="T28">- <text:s/></text:span><text:span text:style-name="T15">caracterul isi foloseste </text:span><text:span text:style-name="T16">chokutoul si il inveleste intr-un chidori puternic (folosit pe apa are mult mai mare efect)</text:span></text:p>
      <text:p text:style-name="P3">2. Stefi V.- <text:span text:style-name="T17">Sand Cloud</text:span>-<text:span text:style-name="T4"> ridica zid de nisip sub oponent dupa care acesta se retrage de sub oponent</text:span></text:p>
      <text:p text:style-name="P3">3. Clara<text:span text:style-name="T4">- </text:span><text:span text:style-name="T17">Cherry Blossom Impact</text:span><text:span text:style-name="T4">- putere superumana, loveste pamantul cu pumnul despartindu-l sub forma de petale</text:span></text:p>
      <text:p text:style-name="P3">4. Amy<text:span text:style-name="T24">-</text:span><text:span text:style-name="T18"> Almighty Sakura-</text:span><text:span text:style-name="T5"> foloseste cantitati mari de chakra si loveste oponentul cu pumnul dureros</text:span></text:p>
      <text:p text:style-name="P5">5. Alexia C-<text:span text:style-name="T17"> Amaterasu </text:span><text:span text:style-name="T19">Flame Wrapping Fire</text:span><text:span text:style-name="T4">- produce flacari negre </text:span><text:span text:style-name="T6">in jurul caracterului care este protejat de un scut format din oase (daune pshihologice, oponentul evita sa atace)</text:span></text:p>
      <text:p text:style-name="P4">6. Ioana<text:span text:style-name="T4">- </text:span><text:span text:style-name="T17"><text:s/></text:span><text:span text:style-name="T19">I</text:span><text:span text:style-name="T17">nfinite Wild Dance</text:span><text:span text:style-name="T6">- cand se deschide a 7-a poarta a chakrei, caracterul loveste in pamant provocand un cutremur propulsand oponentul in aer, dupa aceea il loveste cu piciorul cu o viteaza uimitoare</text:span></text:p>
      <text:p text:style-name="P2">7.Vasi-<text:span text:style-name="T25"> Violent Headspinner-</text:span><text:span text:style-name="T26"> </text:span><text:span text:style-name="T7">caracterul se aproprie de oponent si face un combo de palme violente</text:span></text:p>
      <text:p text:style-name="P6"><text:span text:style-name="T27">8. Albert-</text:span><text:span text:style-name="T21"> Air Sand Protetctive Wall-</text:span><text:span text:style-name="T9"> caracterul creeaza o zid gigant de nisip si il tine pe oponent in aer provocandu-i daune(caracterul est e protejat de atacuri cat timp tine zidul</text:span></text:p>
      <text:p text:style-name="P17"><text:span text:style-name="T27"><text:s/>9. Angelina- </text:span><text:span text:style-name="T21">Acid Permeation</text:span><text:span text:style-name="T27">- </text:span><text:span text:style-name="T9">caracterul creeaza bule de acid, aceste se duc catre un oponent <text:s text:c="6"/>si i</text:span><text:span text:style-name="T10">l</text:span><text:span text:style-name="T9"> ard</text:span></text:p>
      <text:p text:style-name="P12"><text:span text:style-name="T3">1</text:span><text:span text:style-name="T2">0. Stefi M.- </text:span><text:span text:style-name="T20">Serial Kick- </text:span><text:span text:style-name="T8">caracterul loveste oponentul cu piciorul de multe ori la final lovindu-l puternic trimitandu l in aer</text:span></text:p>
      <text:p text:style-name="P13"><text:span text:style-name="T2">11. Elena</text:span><text:span text:style-name="T8">- </text:span><text:span text:style-name="T20">Exploding Sasumata Attack</text:span><text:span text:style-name="T8">- </text:span><text:span text:style-name="T11">caracterul foloseste Sasumata lui care cauzeaza explozii</text:span></text:p>
      <text:p text:style-name="P14"><text:span text:style-name="T2">12. <text:s/>Oana</text:span><text:span text:style-name="T8">- </text:span><text:span text:style-name="T20">Offering Flowers Funeral</text:span><text:span text:style-name="T8">- caracterul ii da o floare inamicului care explodeaza</text:span></text:p>
      <text:p text:style-name="P14"><text:span text:style-name="T2">13. <text:s/>Andrada-</text:span><text:span text:style-name="T8"> </text:span><text:span text:style-name="T20">Anatman</text:span><text:span text:style-name="T8">- </text:span><text:span text:style-name="T12">caracterul trimite catre oponent un val de nisip, il tine in aer pe oponent dupa care il izbeste de pamant</text:span></text:p>
      <text:p text:style-name="P15"><text:span text:style-name="T2">14. Alexia L</text:span><text:span text:style-name="T8">- </text:span><text:span text:style-name="T20">All Weapons Above Heaven</text:span><text:span text:style-name="T8">- toate caracterele primesc boosts(viteza, atac, defensiva)(caracterul foloseste 5 kunaiuri si le trimite spre oponent)</text:span></text:p>
      <text:p text:style-name="P15"><text:span text:style-name="T2">15. Flavio</text:span><text:span text:style-name="T8">- </text:span><text:span text:style-name="T20">Fire Release Bullet:’’Blaze’’</text:span><text:span text:style-name="T8">- </text:span><text:span text:style-name="T13">caracterul trimite un glont gigant de foc asupra oponentului</text:span></text:p>
      <text:p text:style-name="P16"><text:span text:style-name="T2">16. Andu</text:span><text:span text:style-name="T8">- </text:span><text:span text:style-name="T20">Arm of Shukaku</text:span><text:span text:style-name="T8">- caraterului ii se schimba bratul in unul de nisip puternic si ataca oponentul dupa o bariera de nisip</text:span></text:p>
      <text:p text:style-name="P16"><text:span text:style-name="T2">17. Edi</text:span><text:span text:style-name="T8">- </text:span><text:span text:style-name="T20">Explosive Feathers</text:span><text:span text:style-name="T8">- </text:span><text:span text:style-name="T14">caracterul arunca pene catre oponent</text:span></text:p>
      <text:p text:style-name="P11"><text:span text:style-name="T3"/></text:p>
      <text:p text:style-name="P18"><text:span text:style-name="T9"/></text:p>
      <text:p text:style-name="P19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erif" svg:font-family="'Droid Serif', Verdana, Helvetica, Arial, serif"/>
    <style:font-face style:name="Mangal1" svg:font-family="Mangal"/>
    <style:font-face style:name="Meiryo" svg:font-family="Meiryo, 'Helvetica Neue', Helvetica, Arial, 'Noto Sans Japanese', sans-serif"/>
    <style:font-face style:name="Liberation Mono" svg:font-family="'Liberation Mono'" style:font-family-generic="modern" style:font-pitch="fixed"/>
    <style:font-face style:name="Linux Libertine G" svg:font-family="'Linux Libertine G'" style:font-pitch="variable"/>
    <style:font-face style:name="Adobe Caslon Pro" svg:font-family="'Adobe Caslon Pro'" style:font-family-generic="roman" style:font-pitch="variable"/>
    <style:font-face style:name="Adobe Caslon Pro Bold" svg:font-family="'Adobe Caslon Pro Bol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46cm" style:type="center"/>
          <style:tab-stop style:position="17.09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style:font-name="Adobe Caslon Pro Bold" fo:font-size="24pt" style:font-size-asian="24pt" style:font-size-complex="24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1.561cm" fo:margin-right="1.07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ersonaje „Butterfly Efect”<text:span text:style-name="MT1">(Puteri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2:03:48.902000000</meta:creation-date>
    <dc:date>2017-10-27T20:54:58.201000000</dc:date>
    <meta:editing-duration>PT9M34S</meta:editing-duration>
    <meta:editing-cycles>2</meta:editing-cycles>
    <meta:generator>LibreOffice/5.3.6.1$Windows_X86_64 LibreOffice_project/686f202eff87ef707079aeb7f485847613344eb7</meta:generator>
    <meta:document-statistic meta:table-count="0" meta:image-count="0" meta:object-count="0" meta:page-count="1" meta:paragraph-count="18" meta:word-count="338" meta:character-count="2165" meta:non-whitespace-character-count="1834"/>
  </office:meta>
</office:document-meta>
</file>